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ist_20_1"/>
    <style:style style:name="P3" style:family="paragraph" style:parent-style-name="Standard" style:list-style-name="L1"/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color="#ff000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Відкрита SCADA система — OpenSCADA 0.7.1</text:h>
      <text:p text:style-name="P1">(документація)</text:p>
      <text:h text:style-name="Heading_20_2" text:outline-level="2">Реліз</text:h>
      <text:p text:style-name="Text_20_body"><text:a xlink:type="simple" xlink:href="http://wiki.oscada.org/HomePageUk/Doc/OpenSCADA071">Зауваження до релізу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1.pdf">файл</text:a></text:p>
      <text:p text:style-name="Text_20_body"><text:a xlink:type="simple" xlink:href="http://wiki.oscada.org/HomePageUk/Function" office:name="!.function">Характеристики та вимоги</text:a> — <draw:frame draw:style-name="fr1" draw:name="Графічний об'єкт2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Загальносистемна документація</text:h>
      <text:p text:style-name="Text_20_body">Узагальнюючий документ по системі OpenSCADA — <text:span text:style-name="T1">дивіться для мов Англійська або Російська</text:span></text:p>
      <text:p text:style-name="Text_20_body"><text:a xlink:type="simple" xlink:href="http://wiki.oscada.org/Doc/Terminy" office:name=".doc.terminy">Терміни та скорочення (RU)</text:a></text:p>
      <text:p text:style-name="Text_20_body"><text:a xlink:type="simple" xlink:href="http://wiki.oscada.org/HomePageUk/Doc/FAQ" office:name="!.faq">Часто задавані питання про систему OpenSCADA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.doc.opisanieprogrammy">Опис програми (RU)</text:a></text:p>
      <text:p text:style-name="Text_20_body"><text:a xlink:type="simple" xlink:href="http://wiki.oscada.org/Doc/QuickStart" office:name=".doc.quickstart">Швидкий старт (RU)</text:a></text:p>
      <text:p text:style-name="Text_20_body"><text:a xlink:type="simple" xlink:href="http://wiki.oscada.org/Doc/DAQ" office:name=".doc.daq">Збір даних у OpenSCADA (RU)</text:a></text:p>
      <text:p text:style-name="Text_20_body"><text:a xlink:type="simple" xlink:href="http://wiki.oscada.org/Doc/API" office:name=".doc.api">API системи OpenSCADA (RU)</text:a></text:p>
      <text:p text:style-name="Text_20_body"><text:a xlink:type="simple" xlink:href="http://wiki.oscada.org/HomePageUk/Doc/BuildFromSource" office:name="!.buildfromsource">Керівний документ по збірці OpenSCADA з вихідних текстів</text:a> — <draw:frame draw:style-name="fr1" draw:name="Графічний об'єкт3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OtchjotOSboe" office:name=".doc.otchjotosboe">Керівний документ по локалізації збоїв та приготування звітів про них (RU)</text:a></text:p>
      <text:h text:style-name="Heading_20_2" text:outline-level="2">Бібліотеки функцій API користувача</text:h>
      <text:list xml:id="list968570740" text:style-name="List_20_1">
        <text:list-item>
          <text:p text:style-name="P2"><text:a xlink:type="simple" xlink:href="http://wiki.oscada.org/Doc/OpisanieProgrammy#h920-1">API користувача об'єктної моделі ядра системи OpenSCADA (RU)</text:a>: </text:p>
          <text:list>
            <text:list-item>
              <text:p text:style-name="P2"><text:a xlink:type="simple" xlink:href="http://wiki.oscada.org/Doc/JavaLikeCalc#h101-11" office:name=".doc.javalikecalc">Об'єктне API користувача мови JavaLikeCalc.JavaScript (RU)</text:a> </text:p>
            </text:list-item>
            <text:list-item>
              <text:p text:style-name="P2"><text:a xlink:type="simple" xlink:href="http://wiki.oscada.org/Doc/VCAEngine#h668-23" office:name=".doc.vcaengine">Об'єктне API користувача рушія середовища візуалізації та управління (RU)</text:a> </text:p>
            </text:list-item>
          </text:list>
        </text:list-item>
        <text:list-item>
          <text:p text:style-name="P2"><text:a xlink:type="simple" xlink:href="http://wiki.oscada.org/HomePageUk/Using/APIFunctionLibs" office:name=".homepageuk.using.apifunctionlibs">Бібліотеки функцій API об'єктної моделі системи OpenSCADA</text:a>:</text:p>
          <text:list>
            <text:list-item>
              <text:p text:style-name="P2"><text:a xlink:type="simple" xlink:href="http://wiki.oscada.org/Doc/FLibComplex1" office:name=".doc.flibcomplex1">Бібліотека функцій сумісності зі SCADA "Complex1" фірми ТОВ НІП "DIYA" (RU)</text:a> </text:p>
            </text:list-item>
            <text:list-item>
              <text:p text:style-name="P2"><text:a xlink:type="simple" xlink:href="http://wiki.oscada.org/Doc/FLibMath" office:name=".doc.flibmath">Бібліотека стандартних математичних функцій (RU)</text:a> </text:p>
            </text:list-item>
            <text:list-item>
              <text:p text:style-name="P2"><text:a xlink:type="simple" xlink:href="http://wiki.oscada.org/Doc/FLibSYS" office:name=".doc.flibsys">Бібліотека системного API середовища програмування користувача (RU)</text:a> </text:p>
            </text:list-item>
            <text:list-item>
              <text:p text:style-name="P2"><text:a xlink:type="simple" xlink:href="http://wiki.oscada.org/HomePageUk/Using/APIFunctionLibs/TechApp" office:name=".homepageuk.using.apifunctionlibs.techapp">Бібліотека моделей апаратів технологічних процесів</text:a> — <draw:frame draw:style-name="fr1" draw:name="Графический объект1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?v=3of" office:name=".using.graphicelementslibraries">Бібліотеки графічних елементів системи OpenSCADA (RU)</text:a></text:h>
      <text:list xml:id="list1363329365" text:continue-numbering="true" text:style-name="List_20_1">
        <text:list-item>
          <text:p text:style-name="P2"><text:a xlink:type="simple" xlink:href="http://wiki.oscada.org/Using/GraphicElementsLibraries/MainElements?v=ks0" office:name=".using.graphicelementslibraries.mainelements">Бібліотека основних елементів інтерфейсу користувача (RU)</text:a> </text:p>
        </text:list-item>
        <text:list-item>
          <text:p text:style-name="P2"><text:a xlink:type="simple" xlink:href="http://wiki.oscada.org/Using/GraphicElementsLibraries/MnemoElements?v=1226" office:name=".using.graphicelementslibraries.mnemoelements">Бібліотека елементів мнемосхем інтерфейсу користувача (RU)</text:a></text:p>
        </text:list-item>
      </text:list>
      <text:h text:style-name="Heading_20_2" text:outline-level="2">Документація на модулі системи OpenSCADA</text:h>
      <text:list xml:id="list1024908759" text:style-name="L1">
        <text:list-item>
          <text:p text:style-name="P3">Підсистема "Архіви":</text:p>
        </text:list-item>
      </text:list>
      <text:list xml:id="list381481612" text:style-name="L1">
        <text:list-item>
          <text:list>
            <text:list-item>
              <text:p text:style-name="P3"><text:a xlink:type="simple" xlink:href="http://wiki.oscada.org/Doc/FSArch" office:name=".doc.fsarch">Архіватор на ФС (RU)</text:a></text:p>
            </text:list-item>
            <text:list-item>
              <text:p text:style-name="P3"><text:a xlink:type="simple" xlink:href="http://wiki.oscada.org/Doc/DBArch" office:name=".doc.dbarch">Архіватор на БД (RU)</text:a></text:p>
            </text:list-item>
          </text:list>
        </text:list-item>
        <text:list-item>
          <text:p text:style-name="P3">Підсистема "Бази даних":</text:p>
          <text:list>
            <text:list-item>
              <text:p text:style-name="P3"><text:a xlink:type="simple" xlink:href="http://wiki.oscada.org/Doc/DBF" office:name=".doc.dbf">БД DBF (RU)</text:a></text:p>
            </text:list-item>
            <text:list-item>
              <text:p text:style-name="P3"><text:a xlink:type="simple" xlink:href="http://wiki.oscada.org/Doc/MySQL" office:name=".doc.mysql">БД MySQL (RU)</text:a></text:p>
            </text:list-item>
            <text:list-item>
              <text:p text:style-name="P3"><text:a xlink:type="simple" xlink:href="http://wiki.oscada.org/Doc/SQLite" office:name=".doc.sqlite">БД SQLite (RU)</text:a></text:p>
            </text:list-item>
            <text:list-item>
              <text:p text:style-name="P3"><text:a xlink:type="simple" xlink:href="http://wiki.oscada.org/Doc/FireBird" office:name=".doc.firebird">БД FireBird (RU)</text:a></text:p>
            </text:list-item>
            <text:list-item>
              <text:p text:style-name="P3"><text:soft-page-break/><text:a xlink:type="simple" xlink:href="http://wiki.oscada.org/Doc/PostgreSQL" office:name=".doc.postgresql">БД PostgreSQL (RU)</text:a></text:p>
            </text:list-item>
          </text:list>
        </text:list-item>
        <text:list-item>
          <text:p text:style-name="P3">Підсистема "Збір даних (DAQ)":</text:p>
          <text:list>
            <text:list-item>
              <text:p text:style-name="P3"><text:a xlink:type="simple" xlink:href="http://wiki.oscada.org/Doc/DiamondBoards" office:name=".doc.diamondboards">Diamond плати збору даних (RU)</text:a></text:p>
            </text:list-item>
            <text:list-item>
              <text:p text:style-name="P3"><text:a xlink:type="simple" xlink:href="http://wiki.oscada.org/Doc/System" office:name=".doc.system">Збір даних ОС (RU)</text:a></text:p>
            </text:list-item>
            <text:list-item>
              <text:p text:style-name="P3"><text:a xlink:type="simple" xlink:href="http://wiki.oscada.org/Doc/BlockCalc" office:name=".doc.blockcalc">Блоковий обчислювач (RU)</text:a></text:p>
            </text:list-item>
            <text:list-item>
              <text:p text:style-name="P3"><text:a xlink:type="simple" xlink:href="http://wiki.oscada.org/Doc/JavaLikeCalc" office:name=".doc.javalikecalc">Обчислювач на основі Java-подібної мови (RU)</text:a></text:p>
            </text:list-item>
            <text:list-item>
              <text:p text:style-name="P3"><text:a xlink:type="simple" xlink:href="http://wiki.oscada.org/Doc/LogicLev" office:name=".doc.logiclev">Логічний рівень параметрів (RU)</text:a></text:p>
            </text:list-item>
            <text:list-item>
              <text:p text:style-name="P3"><text:a xlink:type="simple" xlink:href="http://wiki.oscada.org/Doc/SNMP" office:name=".doc.snmp">Simple Network Management Protocol (RU)</text:a></text:p>
            </text:list-item>
            <text:list-item>
              <text:p text:style-name="P3"><text:a xlink:type="simple" xlink:href="http://wiki.oscada.org/Doc/Siemens" office:name=".doc.siemens">Siemens S7 PLC (RU)</text:a></text:p>
            </text:list-item>
            <text:list-item>
              <text:p text:style-name="P3"><text:a xlink:type="simple" xlink:href="http://wiki.oscada.org/Doc/ModBus" office:name=".doc.modbus">ModBus (RU)</text:a></text:p>
            </text:list-item>
            <text:list-item>
              <text:p text:style-name="P3"><text:a xlink:type="simple" xlink:href="http://wiki.oscada.org/Doc/DCON" office:name=".doc.dcon">Клієнт DCON (RU)</text:a></text:p>
            </text:list-item>
            <text:list-item>
              <text:p text:style-name="P3"><text:a xlink:type="simple" xlink:href="http://wiki.oscada.org/Doc/ICPDAS" office:name=".doc.icp_das">Обладнання ICP_DAS (RU)</text:a></text:p>
            </text:list-item>
            <text:list-item>
              <text:p text:style-name="P3"><text:a xlink:type="simple" xlink:href="http://wiki.oscada.org/Doc/DAQGate" office:name=".doc.daqgate">Шлюз джерел даних (RU)</text:a></text:p>
            </text:list-item>
            <text:list-item>
              <text:p text:style-name="P3"><text:a xlink:type="simple" xlink:href="http://wiki.oscada.org/Doc/SoundCard" office:name=".doc.soundcard">Звукова карта (RU)</text:a></text:p>
            </text:list-item>
            <text:list-item>
              <text:p text:style-name="P3"><text:a xlink:type="simple" xlink:href="http://wiki.oscada.org/Doc/OPCUA" office:name=".doc.opc_ua">OPC UA (RU)</text:a></text:p>
            </text:list-item>
            <text:list-item>
              <text:p text:style-name="P3"><text:a xlink:type="simple" xlink:href="http://wiki.oscada.org/Doc/BFN" office:name=".doc.bfn">BFN (RU)</text:a></text:p>
            </text:list-item>
          </text:list>
        </text:list-item>
        <text:list-item>
          <text:p text:style-name="P3">Підсистема "Транспорти":</text:p>
          <text:list>
            <text:list-item>
              <text:p text:style-name="P3"><text:a xlink:type="simple" xlink:href="http://wiki.oscada.org/Doc/Soskets" office:name=".doc.soskets">Сокети (RU)</text:a></text:p>
            </text:list-item>
            <text:list-item>
              <text:p text:style-name="P3"><text:a xlink:type="simple" xlink:href="http://wiki.oscada.org/Doc/SSL" office:name=".doc.ssl">Security Socket Layer (RU)</text:a></text:p>
            </text:list-item>
            <text:list-item>
              <text:p text:style-name="P3"><text:a xlink:type="simple" xlink:href="http://wiki.oscada.org/Doc/Serial" office:name=".doc.serial">Послідовний інтерфейс (RU)</text:a></text:p>
            </text:list-item>
          </text:list>
        </text:list-item>
        <text:list-item>
          <text:p text:style-name="P3">Підсистема "Транспортні протоколи":</text:p>
          <text:list>
            <text:list-item>
              <text:p text:style-name="P3"><text:a xlink:type="simple" xlink:href="http://wiki.oscada.org/Doc/HTTP" office:name=".doc.http">HTTP (RU)</text:a></text:p>
            </text:list-item>
            <text:list-item>
              <text:p text:style-name="P3"><text:a xlink:type="simple" xlink:href="http://wiki.oscada.org/Doc/SelfSystem" office:name=".doc.selfsystem">Власний протокол системи (RU)</text:a></text:p>
            </text:list-item>
            <text:list-item>
              <text:p text:style-name="P3"><text:a xlink:type="simple" xlink:href="http://wiki.oscada.org/Doc/UserProtocol" office:name=".doc.userprotocol">Протокол користувача (RU)</text:a></text:p>
            </text:list-item>
            <text:list-item>
              <text:p text:style-name="P3"><text:a xlink:type="simple" xlink:href="http://wiki.oscada.org/Doc/ModBus">ModBus (RU)</text:a></text:p>
            </text:list-item>
            <text:list-item>
              <text:p text:style-name="P3"><text:a xlink:type="simple" xlink:href="http://wiki.oscada.org/Doc/OPCUA">OPC UA (RU)</text:a></text:p>
            </text:list-item>
          </text:list>
        </text:list-item>
        <text:list-item>
          <text:p text:style-name="P3">Підсистема "Спеціальні":</text:p>
          <text:list>
            <text:list-item>
              <text:p text:style-name="P3"><text:a xlink:type="simple" xlink:href="http://wiki.oscada.org/Doc/FLibComplex1" office:name=".doc.flibcomplex1">Бібліотека сумісності зі SCADA Complex1(НІП "DIYA") (RU)</text:a></text:p>
            </text:list-item>
            <text:list-item>
              <text:p text:style-name="P3"><text:a xlink:type="simple" xlink:href="http://wiki.oscada.org/Doc/FLibMath" office:name=".doc.flibmath">Бібліотека стандартних математичних функцій (RU)</text:a></text:p>
            </text:list-item>
            <text:list-item>
              <text:p text:style-name="P3"><text:a xlink:type="simple" xlink:href="http://wiki.oscada.org/Doc/FLibSYS" office:name=".doc.flibsys">Бібліотека функцій системного API середовища користув. програмування (RU)</text:a></text:p>
            </text:list-item>
            <text:list-item>
              <text:p text:style-name="P3"><text:a xlink:type="simple" xlink:href="http://wiki.oscada.org/Doc/SystemTests" office:name=".doc.systemtests">Тести системи OpenSCADA (RU)</text:a></text:p>
            </text:list-item>
          </text:list>
        </text:list-item>
        <text:list-item>
          <text:p text:style-name="P3">Підсистема "Інтерфейси користувача":</text:p>
          <text:list>
            <text:list-item>
              <text:p text:style-name="P3"><text:a xlink:type="simple" xlink:href="http://wiki.oscada.org/Doc/QTStarter" office:name=".doc.qtstarter">QT GUI пускач (RU)</text:a></text:p>
            </text:list-item>
            <text:list-item>
              <text:p text:style-name="P3"><text:a xlink:type="simple" xlink:href="http://wiki.oscada.org/Doc/QTCfg" office:name=".doc.qtcfg">Системний конфігуратор - QT (RU)</text:a></text:p>
            </text:list-item>
            <text:list-item>
              <text:p text:style-name="P3"><text:a xlink:type="simple" xlink:href="http://wiki.oscada.org/Doc/WebCfg" office:name=".doc.webcfg">Системний конфігуратор - Web (RU)</text:a></text:p>
            </text:list-item>
            <text:list-item>
              <text:p text:style-name="P3"><text:a xlink:type="simple" xlink:href="http://wiki.oscada.org/Doc/WebCfgD" office:name=".doc.webcfgd">Динамічний WEB конфігуратор (RU)</text:a></text:p>
            </text:list-item>
            <text:list-item>
              <text:p text:style-name="P3"><text:a xlink:type="simple" xlink:href="http://wiki.oscada.org/Doc/VCAEngine" office:name=".doc.vcaengine">Рущій середовища візуалізації та керування (RU)</text:a></text:p>
            </text:list-item>
            <text:list-item>
              <text:p text:style-name="P3"><text:a xlink:type="simple" xlink:href="http://wiki.oscada.org/Doc/Vision" office:name=".doc.vision">Робочий інтерфейс користувача - QT (RU)</text:a></text:p>
            </text:list-item>
            <text:list-item>
              <text:p text:style-name="P3"><text:a xlink:type="simple" xlink:href="http://wiki.oscada.org/Doc/WebVision" office:name=".doc.webvision">Робочий інтерфейс користувача - Web (RU)</text:a></text:p>
            </text:list-item>
            <text:list-item>
              <text:p text:style-name="P3"><text:a xlink:type="simple" xlink:href="http://wiki.oscada.org/Doc/WebUser" office:name=".doc.webuser">Web-інтерфейс від користувача (RU)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  <style:text-properties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9cm" fo:margin-bottom="1.746cm" fo:margin-left="2cm" fo:margin-right="1.3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4-13T19:19:27</dc:date>
    <meta:editing-duration>PT5H53M31S</meta:editing-duration>
    <meta:editing-cycles>24</meta:editing-cycles>
    <meta:generator>LibreOffice/3.3$Linux LibreOffice_project/330m19$Build-202</meta:generator>
    <meta:document-statistic meta:table-count="0" meta:image-count="5" meta:object-count="0" meta:page-count="2" meta:paragraph-count="76" meta:word-count="405" meta:character-count="2593"/>
  </office:meta>
</office:document-meta>
</file>